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9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2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4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5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9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0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1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2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3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bold" fo:font-family="'Segoe UI'" style:font-family-asian="'Segoe UI'" style:font-family-complex="'Segoe UI'" fo:background-color="transparent" fo:color="#000000"/>
    </style:style>
    <style:style style:name="T218" style:family="text">
      <style:text-properties fo:font-size="12.00pt" fo:font-weight="normal" fo:font-family="'Segoe UI'" style:font-family-asian="'Segoe UI'" style:font-family-complex="'Segoe UI'" fo:background-color="transparent" fo:color="#000000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Segoe UI'" style:font-family-asian="'Segoe UI'" style:font-family-complex="'Segoe UI'" fo:background-color="transparent" fo:color="#000000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Segoe UI'" style:font-family-asian="'Segoe UI'" style:font-family-complex="'Segoe UI'" fo:background-color="transparent" fo:color="#000000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Segoe UI'" style:font-family-asian="'Segoe UI'" style:font-family-complex="'Segoe UI'" fo:background-color="transparent" fo:color="#000000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Segoe UI'" style:font-family-asian="'Segoe UI'" style:font-family-complex="'Segoe UI'" fo:background-color="transparent" fo:color="#000000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Bookmarks:</text:span></text:p>
      <text:p text:style-name="P1"><text:span text:style-name="T2"/></text:p>
      <text:p text:style-name="P1"><text:a xlink:href="https://docs.google.com/spreadsheets/d/1uFM-3AB51ljZ5G9E0qlO7DgNv5J13vivNf5Wno9A2-8/edit?ts=5e3048ff#gid=0"><text:span text:style-name="T3">https://docs.google.com/spreadsheets/d/1uFM-3AB51ljZ5G9E0qlO7DgNv5J13vivNf5Wno9A2-8/edit?ts=5e3048ff#gid=0</text:span></text:a><text:span text:style-name="T4"><text:s text:c="2"/></text:span></text:p>
      <text:p text:style-name="P1"><text:span text:style-name="T5"/></text:p>
      <text:p text:style-name="P1"><text:a xlink:href="https://gitlab.axfone.eu/dashboard/projects"><text:span text:style-name="T6">https://gitlab.axfone.eu/dashboard/projects</text:span></text:a><text:span text:style-name="T7"><text:s/></text:span></text:p>
      <text:p text:style-name="P1"><text:span text:style-name="T8"/></text:p>
      <text:p text:style-name="P1"><text:a xlink:href="https://gastroroyal.docs.apiary.io/#reference/0/register-to-webapp/list-of-orders-placed-to-prepare-the-food"><text:span text:style-name="T9">https://gastroroyal.docs.apiary.io/#reference/0/register-to-webapp/list-of-orders-placed-to-prepare-the-food</text:span></text:a><text:span text:style-name="T10"/></text:p>
      <text:p text:style-name="P1"><text:span text:style-name="T11"/></text:p>
      <text:p text:style-name="P1"><text:a xlink:href="https://click.axfone.eu/"><text:span text:style-name="T12">https://click.axfone.eu/</text:span></text:a><text:span text:style-name="T13"/></text:p>
      <text:p text:style-name="P1"><text:span text:style-name="T14"/></text:p>
      <text:p text:style-name="P1"><text:a xlink:href="http://rg-angular.80.79.25.57.xip.io/login"><text:span text:style-name="T15">http://rg-angular.80.79.25.57.xip.io/login</text:span></text:a><text:span text:style-name="T16"/></text:p>
      <text:p text:style-name="P1"><text:span text:style-name="T17"/></text:p>
      <text:p text:style-name="P1"><text:a xlink:href="https://gitlab.axfone.eu/users/sign_in"><text:span text:style-name="T18">https://gitlab.axfone.eu/users/sign_in</text:span></text:a><text:span text:style-name="T19"/></text:p>
      <text:p text:style-name="P1"><text:span text:style-name="T20"/></text:p>
      <text:p text:style-name="P1"><text:a xlink:href="https://gitlab.axfone.eu/users/sign_in"><text:span text:style-name="T21">https://gitlab.axfone.eu/users/sign_in</text:span></text:a><text:span text:style-name="T22"/></text:p>
      <text:p text:style-name="P1"><text:span text:style-name="T23"/></text:p>
      <text:p text:style-name="P1"><text:a xlink:href="https://www.figma.com/file/lsmD7sojoZJZ8nLVcjRFgl/NPI-UX-UI---Axfone"><text:span text:style-name="T24">https://www.figma.com/file/lsmD7sojoZJZ8nLVcjRFgl/NPI-UX-UI---Axfone</text:span></text:a><text:span text:style-name="T25"/></text:p>
      <text:p text:style-name="P1"><text:span text:style-name="T26"/></text:p>
      <text:p text:style-name="P1"><text:a xlink:href="https://axfone-mail-1.axfone.eu/"><text:span text:style-name="T27">https://axfone-mail-1.axfone.eu/</text:span></text:a><text:span text:style-name="T28"/></text:p>
      <text:p text:style-name="P1"><text:span text:style-name="T29"/></text:p>
      <text:p text:style-name="P1"><text:a xlink:href="https://www.whatismyip.com/"><text:span text:style-name="T30">https://www.whatismyip.com/</text:span></text:a><text:span text:style-name="T31"/></text:p>
      <text:p text:style-name="P1"><text:span text:style-name="T32"/></text:p>
      <text:p text:style-name="P1"><text:a xlink:href="http://selenium-release.storage.googleapis.com/index.html?path=2.45/"><text:span text:style-name="T33">http://selenium-release.storage.googleapis.com/index.html?path=2.45/</text:span></text:a><text:span text:style-name="T34"/></text:p>
      <text:p text:style-name="P1"><text:span text:style-name="T35"/></text:p>
      <text:p text:style-name="P1"><text:a xlink:href="http://nathanpeterson-app.80.79.25.57.xip.io/usermanagement"><text:span text:style-name="T36">http://nathanpeterson-app.80.79.25.57.xip.io/usermanagement</text:span></text:a><text:span text:style-name="T37"/></text:p>
      <text:p text:style-name="P1"><text:span text:style-name="T38"/></text:p>
      <text:p text:style-name="P1"><text:a xlink:href="https://courses.rahulshettyacademy.com/"><text:span text:style-name="T39">https://courses.rahulshettyacademy.com/</text:span></text:a><text:span text:style-name="T40"/></text:p>
      <text:p text:style-name="P1"><text:span text:style-name="T41"/></text:p>
      <text:p text:style-name="P1"><text:a xlink:href="https://marketplace.atlassian.com/apps/1014681/zephyr-for-jira-test-management?hosting=cloud&amp;tab=overview"><text:span text:style-name="T43">https://marketplace.atlassian.com/apps/1014681/zephyr-for-jira-test-management?hosting=cloud</text:span><text:span text:style-name="T44"><text:s/>HYPERLINK "https://marketplace.atlassian.com/apps/1014681/zephyr-for-jira-test-management?hosting=cloud&amp;tab=overview"</text:span><text:span text:style-name="T45">&amp;</text:span><text:span text:style-name="T46"><text:s/>HYPERLINK "https://marketplace.atlassian.com/apps/1014681/zephyr-for-jira-test-management?hosting=cloud&amp;tab=overview"</text:span><text:span text:style-name="T47">tab=overview</text:span></text:a><text:span text:style-name="T48"/></text:p>
      <text:p text:style-name="P1"><text:span text:style-name="T48"/></text:p>
      <text:p text:style-name="P1"><text:a xlink:href="https://confluence.atlassian.com/cloud/delete-a-managed-account-961259516.html"><text:span text:style-name="T49">https://confluence.atlassian.com/cloud/delete-a-managed-account-961259516.html</text:span></text:a><text:span text:style-name="T50"/></text:p>
      <text:p text:style-name="P1"><text:span text:style-name="T51"/></text:p>
      <text:p text:style-name="P1"><text:a xlink:href="https://www.figma.com/file/FsQaf3gctojNLp2nbkIesP/Parking-Space-Management-UX-UI?node-id=0:1"><text:span text:style-name="T53">https://www.figma.com/file/FsQaf3gctojNLp2nbkIesP/Parking-Space-Management-UX-UI?node-id=0%3A1</text:span></text:a><text:span text:style-name="T54"/></text:p>
      <text:p text:style-name="P1"><text:span text:style-name="T54"/></text:p>
      <text:p text:style-name="P1"><text:a xlink:href="https://www.figma.com/proto/FsQaf3gctojNLp2nbkIesP/Parking-Space-Management-UX-UI?node-id=539:919&amp;scaling=scale-down"><text:span text:style-name="T56">https://www.figma.com/proto/FsQaf3gctojNLp2nbkIesP/Parking-Space-Management-UX-UI?node-id=539:919</text:span><text:span text:style-name="T57"><text:s/>HYPERLINK "https://www.figma.com/proto/FsQaf3gctojNLp2nbkIesP/Parking-Space-Management-UX-UI?node-id=539:919&amp;scaling=scale-down"</text:span><text:span text:style-name="T58">&amp;</text:span><text:span text:style-name="T59"><text:s/>HYPERLINK "https://www.figma.com/proto/FsQaf3gctojNLp2nbkIesP/Parking-Space-Management-UX-UI?node-id=539:919&amp;scaling=scale-down"</text:span><text:span text:style-name="T60">scaling=scale-down</text:span></text:a><text:span text:style-name="T61"/></text:p>
      <text:p text:style-name="P1"><text:span text:style-name="T61"/></text:p>
      <text:p text:style-name="P1"><text:a xlink:href="https://www.figma.com/proto/90VrQdOQmJQAWNgIuVq83H/Coin-Hub-UX-UI---Axfone?node-id=1402:971&amp;scaling=min-zoom"><text:span text:style-name="T63">https://www.figma.com/proto/90VrQdOQmJQAWNgIuVq83H/Coin-Hub-UX-UI---Axfone?node-id=1402%3A971</text:span><text:span text:style-name="T64"><text:s/>HYPERLINK "https://www.figma.com/proto/90VrQdOQmJQAWNgIuVq83H/Coin-Hub-UX-UI---Axfone?node-id=1402:971&amp;scaling=min-zoom"</text:span><text:span text:style-name="T65">&amp;</text:span><text:span text:style-name="T66"><text:s/>HYPERLINK "https://www.figma.com/proto/90VrQdOQmJQAWNgIuVq83H/Coin-Hub-UX-UI---Axfone?node-id=1402:971&amp;scaling=min-zoom"</text:span><text:span text:style-name="T67">scaling=min-zoom</text:span></text:a><text:span text:style-name="T68"/></text:p>
      <text:p text:style-name="P1"><text:span text:style-name="T68"/></text:p>
      <text:p text:style-name="P1"><text:a xlink:href="http://coinhub.80.79.25.57.xip.io/"><text:span text:style-name="T69">http://coinhub.80.79.25.57.xip.io/</text:span></text:a><text:span text:style-name="T70"/></text:p>
      <text:p text:style-name="P1"><text:span text:style-name="T71"/></text:p>
      <text:p text:style-name="P1"><text:a xlink:href="https://community.atlassian.com/t5/Marketplace-Apps-Integrations/Better-Addon-Xray-or-Zephyr/qaq-p/939874"><text:span text:style-name="T72">https://community.atlassian.com/t5/Marketplace-Apps-Integrations/Better-Addon-Xray-or-Zephyr/qaq-p/939874</text:span></text:a><text:span text:style-name="T73"/></text:p>
      <text:p text:style-name="P1"><text:span text:style-name="T74"/></text:p>
      <text:p text:style-name="P1"><text:a xlink:href="https://blockchain.info/rawaddr/16BRq5d7bxBZ4sKW7e8C4EY6Xw8TxQciRw"><text:span text:style-name="T75">https://blockchain.info/rawaddr/16BRq5d7bxBZ4sKW7e8C4EY6Xw8TxQciRw</text:span></text:a><text:span text:style-name="T76"/></text:p>
      <text:p text:style-name="P1"><text:span text:style-name="T77"/></text:p>
      <text:p text:style-name="P1"><text:a xlink:href="https://www.figma.com/file/eKiUAiOYkqq3xq6C1huwF9/Royal-Gastro-UX-UI?node-id=3340:146"><text:span text:style-name="T79">https://www.figma.com/file/eKiUAiOYkqq3xq6C1huwF9/Royal-Gastro-UX-UI?node-id=3340%3A146</text:span></text:a><text:span text:style-name="T80"/></text:p>
      <text:p text:style-name="P1"><text:span text:style-name="T80"/></text:p>
      <text:p text:style-name="P1"><text:a xlink:href="https://www.figma.com/file/s3LndKE0GADI6nFVDVvKd7/Click-Park-UX-UI---Axfone?node-id=15092:7687"><text:span text:style-name="T82">https://www.figma.com/file/s3LndKE0GADI6nFVDVvKd7/Click-Park-UX-UI---Axfone?node-id=15092%3A7687</text:span></text:a><text:span text:style-name="T83"/></text:p>
      <text:p text:style-name="P1"><text:span text:style-name="T83"/></text:p>
      <text:p text:style-name="P1"><text:a xlink:href="https://www.fio.cz/ib_api/rest/periods/8MVL9YvH88Mo0AIdgTfa8Dqrbxbx6ZCOLgY2KRJNDUHSyde9PQzWesXVNoNBBvdj/2020-05-05/2020-05-30/transactions.xml"><text:span text:style-name="T84">https://www.fio.cz/ib_api/rest/periods/8MVL9YvH88Mo0AIdgTfa8Dqrbxbx6ZCOLgY2KRJNDUHSyde9PQzWesXVNoNBBvdj/2020-05-05/2020-05-30/transactions.xml</text:span></text:a><text:span text:style-name="T85"/></text:p>
      <text:p text:style-name="P1"><text:span text:style-name="T86"/></text:p>
      <text:p text:style-name="P1"><text:a xlink:href="http://parksharing-webapp.80.79.25.57.xip.io/login"><text:span text:style-name="T87">http://parksharing-webapp.80.79.25.57.xip.io/login</text:span></text:a><text:span text:style-name="T88"/></text:p>
      <text:p text:style-name="P1"><text:span text:style-name="T89"/></text:p>
      <text:p text:style-name="P1"><text:a xlink:href="https://www.officetimer.com/login/"><text:span text:style-name="T90">https://www.officetimer.com/login/</text:span></text:a><text:span text:style-name="T91"/></text:p>
      <text:p text:style-name="P1"><text:span text:style-name="T92"/></text:p>
      <text:p text:style-name="P1"><text:a xlink:href="https://www.figma.com/proto/s3LndKE0GADI6nFVDVvKd7/Click-Park-UX-UI---Axfone?node-id=15238:2625&amp;scaling=scale-down-width&amp;hide-ui=1"><text:span text:style-name="T94">https://www.figma.com/proto/s3LndKE0GADI6nFVDVvKd7/Click-Park-UX-UI---Axfone?node-id=15238%3A2625</text:span><text:span text:style-name="T95"><text:s/>HYPERLINK "https://www.figma.com/proto/s3LndKE0GADI6nFVDVvKd7/Click-Park-UX-UI---Axfone?node-id=15238:2625&amp;scaling=scale-down-width&amp;hide-ui=1"</text:span><text:span text:style-name="T96">&amp;</text:span><text:span text:style-name="T97"><text:s/>HYPERLINK "https://www.figma.com/proto/s3LndKE0GADI6nFVDVvKd7/Click-Park-UX-UI---Axfone?node-id=15238:2625&amp;scaling=scale-down-width&amp;hide-ui=1"</text:span><text:span text:style-name="T98">scaling=scale-down-width</text:span><text:span text:style-name="T99"><text:s/>HYPERLINK "https://www.figma.com/proto/s3LndKE0GADI6nFVDVvKd7/Click-Park-UX-UI---Axfone?node-id=15238:2625&amp;scaling=scale-down-width&amp;hide-ui=1"</text:span><text:span text:style-name="T100">&amp;</text:span><text:span text:style-name="T101"><text:s/>HYPERLINK "https://www.figma.com/proto/s3LndKE0GADI6nFVDVvKd7/Click-Park-UX-UI---Axfone?node-id=15238:2625&amp;scaling=scale-down-width&amp;hide-ui=1"</text:span><text:span text:style-name="T102">hide-ui=1</text:span></text:a><text:span text:style-name="T103"/></text:p>
      <text:p text:style-name="P1"><text:span text:style-name="T103"/></text:p>
      <text:p text:style-name="P1"><text:span text:style-name="T103"/></text:p>
      <text:p text:style-name="P1"><text:span text:style-name="T103"/></text:p>
      <text:p text:style-name="P1"><text:span text:style-name="T104">Plugins</text:span></text:p>
      <text:p text:style-name="P1"><text:span text:style-name="T105"/></text:p>
      <text:p text:style-name="P1"><text:span text:style-name="T106">Grammerly,<text:tab/>responsive web design tester ,<text:s text:c="2"/></text:span></text:p>
      <text:p text:style-name="P1"><text:span text:style-name="T107"/></text:p>
      <text:p text:style-name="P1"><text:span text:style-name="T108">Installed app:</text:span></text:p>
      <text:p text:style-name="P1"><text:span text:style-name="T109"/></text:p>
      <text:p text:style-name="P1"><text:span text:style-name="T110">screenprescco,,mozilla,chrome, rocketchat,postman, thunderbird,notepad++,teamviewr, anydesk,shareit</text:span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1"/></text:p>
      <text:p text:style-name="P1"><text:span text:style-name="T112">vsd_1210@rediffmail.com<text:s text:c="2"/>Shivansh@25</text:span></text:p>
      <text:p text:style-name="P1"><text:span text:style-name="T112">vsd_12@rediffmail.com varsha95 Shivansh@25</text:span></text:p>
      <text:p text:style-name="P1"><text:span text:style-name="T112">vsd_1295@rediffmail.com IHMh!&amp;3w</text:span></text:p>
      <text:p text:style-name="P1"><text:span text:style-name="T112">testvar9@gmail.com<text:s text:c="3"/>varsha95</text:span></text:p>
      <text:p text:style-name="P1"><text:span text:style-name="T113"/></text:p>
      <text:p text:style-name="P1"><text:span text:style-name="T113"/></text:p>
      <text:p text:style-name="P1"><text:span text:style-name="T113"/></text:p>
      <text:p text:style-name="P1"><text:span text:style-name="T113"/></text:p>
      <text:p text:style-name="P1"><text:span text:style-name="T114">testvar9@gmail.com<text:s text:c="3"/>Shivansh@25<text:s text:c="2"/>jN&amp;1nV@j</text:span></text:p>
      <text:p text:style-name="P1"><text:span text:style-name="T114">test.niti01@gmail.com Shivansh@25<text:s text:c="3"/>NB&amp;*2jxe</text:span></text:p>
      <text:p text:style-name="P1"><text:span text:style-name="T114">vsd_1012@rediffmail.com<text:s text:c="3"/>Shivansh@25</text:span></text:p>
      <text:p text:style-name="P1"><text:span text:style-name="T114">YIYq8Tp8</text:span></text:p>
      <text:p text:style-name="P1"><text:span text:style-name="T114">vsd_9510@rediffmail.com Shivansh@25<text:s text:c="2"/></text:span></text:p>
      <text:p text:style-name="P1"><text:span text:style-name="T114">ruaZ#i{0</text:span></text:p>
      <text:p text:style-name="P1"><text:span text:style-name="T114">**************************************************</text:span></text:p>
      <text:p text:style-name="P1"><text:span text:style-name="T114">vsd_1212rediffmail.com NR 8QKa5TmF<text:s text:c="2"/>varsha</text:span></text:p>
      <text:p text:style-name="P1"><text:span text:style-name="T114">vsd_1211rediffmail.com wqgf*@Zn</text:span></text:p>
      <text:p text:style-name="P1"><text:span text:style-name="T114">vsd_1295rediffmail.com<text:s text:c="2"/>varsha</text:span></text:p>
      <text:p text:style-name="P1"><text:span text:style-name="T114">test.niti01@gmail.com<text:s text:c="3"/>varsha</text:span></text:p>
      <text:p text:style-name="P1"><text:span text:style-name="T114">testvar9@gmail.com<text:s text:c="5"/>varsha</text:span></text:p>
      <text:p text:style-name="P1"><text:span text:style-name="T114">vsd_1210@rediffmail.com varsha</text:span></text:p>
      <text:p text:style-name="P1"><text:span text:style-name="T114">vsd_9510E@rediffmail.com<text:s text:c="2"/>varsha</text:span></text:p>
      <text:p text:style-name="P1"><text:span text:style-name="T114">vsd_9595@rediffmail.com varsha</text:span></text:p>
      <text:p text:style-name="P1"><text:span text:style-name="T114">tasha1210@rediffmail.com Zap@99<text:s text:c="2"/>Np*mS34,Ul</text:span></text:p>
      <text:p text:style-name="P1"><text:span text:style-name="T115"/></text:p>
      <text:p text:style-name="P1"><text:span text:style-name="T116">coinhub@coinhub.cz</text:span></text:p>
      <text:p text:style-name="P1"><text:span text:style-name="T116">psw: eU7esFD%</text:span></text:p>
      <text:p text:style-name="P1"><text:span text:style-name="T117"/></text:p>
      <text:p text:style-name="P1"><text:span text:style-name="T118">suja.jozef@gmail.com</text:span></text:p>
      <text:p text:style-name="P1"><text:span text:style-name="T118">%lQimeIL</text:span></text:p>
      <text:p text:style-name="P1"><text:span text:style-name="T119"/></text:p>
      <text:p text:style-name="P1"><text:span text:style-name="T120">Email : varsha.axfone@gmail.com</text:span></text:p>
      <text:p text:style-name="P1"><text:span text:style-name="T120">Heslo : NoN7Tl@f<text:s text:c="2"/>varsha</text:span></text:p>
      <text:p text:style-name="P1"><text:span text:style-name="T121"/></text:p>
      <text:p text:style-name="P1"><text:span text:style-name="T122">Email : vsd_1212@rediffmail.com</text:span></text:p>
      <text:p text:style-name="P1"><text:span text:style-name="T122">Heslo : wMUc&amp;MHU</text:span></text:p>
      <text:p text:style-name="P1"><text:span text:style-name="T123"/></text:p>
      <text:p text:style-name="P1"><text:span text:style-name="T124">Email : vsd_9510@rediffmail.com</text:span></text:p>
      <text:p text:style-name="P1"><text:span text:style-name="T124">Heslo : lsnF*SNF</text:span></text:p>
      <text:p text:style-name="P1"><text:span text:style-name="T125"/></text:p>
      <text:p text:style-name="P1"><text:span text:style-name="T126">Email : vsd_9595@rediffmail.com</text:span></text:p>
      <text:p text:style-name="P1"><text:span text:style-name="T126">Heslo : Xe#B%pPe</text:span></text:p>
      <text:p text:style-name="P1"><text:span text:style-name="T127"/></text:p>
      <text:p text:style-name="P1"><text:span text:style-name="T128">Email : vsd_1210@rediffmail.com</text:span></text:p>
      <text:p text:style-name="P1"><text:span text:style-name="T128">Heslo : g8k}$tAA</text:span></text:p>
      <text:p text:style-name="P1"><text:span text:style-name="T129"/></text:p>
      <text:p text:style-name="P1"><text:span text:style-name="T130">pickup mcgm gate no.2 municipnl , cst </text:span></text:p>
      <text:p text:style-name="P1"><text:span text:style-name="T130">bhandup </text:span></text:p>
      <text:p text:style-name="P1"><text:span text:style-name="T131"/></text:p>
      <text:p text:style-name="P1"><text:span text:style-name="T132">user credentails</text:span></text:p>
      <text:p text:style-name="P1"><text:span text:style-name="T132">suja.jozef@gmail.com</text:span></text:p>
      <text:p text:style-name="P1"><text:span text:style-name="T132">%lQimeIL</text:span></text:p>
      <text:p text:style-name="P1"><text:span text:style-name="T132">Note1</text:span></text:p>
      <text:p text:style-name="P1"><text:span text:style-name="T133"/></text:p>
      <text:p text:style-name="P1"><text:span text:style-name="T134">admin credentials</text:span></text:p>
      <text:p text:style-name="P1"><text:span text:style-name="T135"/></text:p>
      <text:p text:style-name="P1"><text:span text:style-name="T136">coinhub@coinhub.cz</text:span></text:p>
      <text:p text:style-name="P1"><text:span text:style-name="T136">psw: eU7esFD%</text:span></text:p>
      <text:p text:style-name="P1"><text:span text:style-name="T137"/></text:p>
      <text:p text:style-name="P1"><text:span text:style-name="T137"/></text:p>
      <text:p text:style-name="P1"><text:span text:style-name="T138">d-19, d wing c.j munoth nagar chsl,</text:span></text:p>
      <text:p text:style-name="P1"><text:span text:style-name="T138">mahatma phule road, near city post office, panvel</text:span></text:p>
      <text:p text:style-name="P1"><text:span text:style-name="T139"/></text:p>
      <text:p text:style-name="P1"><text:span text:style-name="T140">faizmir534@gmail.com</text:span></text:p>
      <text:p text:style-name="P1"><text:span text:style-name="T140">12345678</text:span></text:p>
      <text:p text:style-name="P1"><text:span text:style-name="T141"/></text:p>
      <text:p text:style-name="P1"><text:span text:style-name="T142">varsha.axfone@gmail.com</text:span></text:p>
      <text:p text:style-name="P1"><text:span text:style-name="T142">varsha</text:span></text:p>
      <text:p text:style-name="P1"><text:span text:style-name="T143"/></text:p>
      <text:p text:style-name="P1"><text:span text:style-name="T144">mir@gmail.com<text:s text:c="4"/>lessor</text:span></text:p>
      <text:p text:style-name="P1"><text:span text:style-name="T144">mir</text:span></text:p>
      <text:p text:style-name="P1"><text:span text:style-name="T145"/></text:p>
      <text:p text:style-name="P1"><text:span text:style-name="T146">faiz@gmail.com<text:s text:c="3"/>lessor</text:span></text:p>
      <text:p text:style-name="P1"><text:span text:style-name="T146">123</text:span></text:p>
      <text:p text:style-name="P1"><text:span text:style-name="T147"/></text:p>
      <text:p text:style-name="P1"><text:span text:style-name="T148">tasha1210@rediffmail.com<text:s text:c="3"/>Np*mS34,Ul<text:s text:c="2"/>lessor</text:span></text:p>
      <text:p text:style-name="P1"><text:span text:style-name="T149"/></text:p>
      <text:p text:style-name="P1"><text:span text:style-name="T150">fra32218@cuoly.com<text:s text:c="2"/>3E%CU"Y5ci<text:s text:c="3"/>-contact person lessor cha---proper</text:span></text:p>
      <text:p text:style-name="P1"><text:span text:style-name="T151"/></text:p>
      <text:p text:style-name="P1"><text:span text:style-name="T152"><text:s/>test.niti01@gmail.com<text:s text:c="4"/>nitish sub acc holdr<text:s text:c="5"/></text:span></text:p>
      <text:p text:style-name="P1"><text:span text:style-name="T153"/></text:p>
      <text:p text:style-name="P1"><text:span text:style-name="T154">qcl63840@eoopy.com<text:s text:c="2"/>w!T36uI3M%<text:s text:c="3"/>admin</text:span></text:p>
      <text:p text:style-name="P1"><text:span text:style-name="T154"><text:s/>fiz70451@cuoly.com<text:s text:c="5"/>&amp;32u7ODBj)<text:s text:c="3"/>lessor<text:s text:c="2"/></text:span></text:p>
      <text:p text:style-name="P1"><text:span text:style-name="T155"/></text:p>
      <text:p text:style-name="P1"><text:span text:style-name="T156"><text:s text:c="19"/>&amp;2CA0fE*b3</text:span></text:p>
      <text:p text:style-name="P1"><text:span text:style-name="T157"/></text:p>
      <text:p text:style-name="P1"><text:span text:style-name="T157"/></text:p>
      <text:p text:style-name="P1"><text:span text:style-name="T157"/></text:p>
      <text:p text:style-name="P1"><text:span text:style-name="T158">Note2</text:span></text:p>
      <text:p text:style-name="P1"><text:span text:style-name="T159"/></text:p>
      <text:p text:style-name="P1"><text:span text:style-name="T160">ch-201,202 in next release jozef said pending,rejected</text:span></text:p>
      <text:p text:style-name="P1"><text:span text:style-name="T161"/></text:p>
      <text:p text:style-name="P1"><text:span text:style-name="T162">varsha.axfone gmail Shivansh@25</text:span></text:p>
      <text:p text:style-name="P1"><text:span text:style-name="T163"/></text:p>
      <text:p text:style-name="P1"><text:a xlink:href="http://nathanpeterson-ap.10.1.1.57.xip.io/login"><text:span text:style-name="T164">http://nathanpeterson-ap.10.1.1.57.xip.io/login</text:span></text:a><text:span text:style-name="T165"/></text:p>
      <text:p text:style-name="P1"><text:span text:style-name="T166"/></text:p>
      <text:p text:style-name="P1"><text:span text:style-name="T167">admin credentials:</text:span></text:p>
      <text:p text:style-name="P1"><text:span text:style-name="T167">petra<text:s text:c="26"/>suzen_123<text:s text:c="11"/></text:span></text:p>
      <text:p text:style-name="P1"><text:span text:style-name="T167">petra<text:s text:c="25"/>*G?giWyX<text:s text:c="15"/></text:span></text:p>
      <text:p text:style-name="P1"><text:span text:style-name="T168"/></text:p>
      <text:p text:style-name="P1"><text:span text:style-name="T169">consultant new :</text:span></text:p>
      <text:p text:style-name="P1"><text:span text:style-name="T169">san_123<text:s text:c="14"/>AD$?ZZM3</text:span></text:p>
      <text:p text:style-name="P1"><text:span text:style-name="T169">jon_123<text:s text:c="15"/>vrv$LrUW</text:span></text:p>
      <text:p text:style-name="P1"><text:a xlink:href="http://rg-angular.80.79.25.57.xip.io/login"><text:span text:style-name="T170">http://rg-angular.80.79.25.57.xip.io/login</text:span></text:a><text:span text:style-name="T171"/></text:p>
      <text:p text:style-name="P1"><text:span text:style-name="T171">Admin:</text:span></text:p>
      <text:p text:style-name="P1"><text:span text:style-name="T171">username: anny123</text:span></text:p>
      <text:p text:style-name="P1"><text:span text:style-name="T171">password:8055</text:span></text:p>
      <text:p text:style-name="P1"><text:span text:style-name="T171">company customer: </text:span></text:p>
      <text:p text:style-name="P1"><text:span text:style-name="T171">username:suja1 </text:span></text:p>
      <text:p text:style-name="P1"><text:span text:style-name="T171">pw: aaa</text:span></text:p>
      <text:p text:style-name="P1"><text:span text:style-name="T172"/></text:p>
      <text:p text:style-name="P1"><text:span text:style-name="T173">figma</text:span></text:p>
      <text:p text:style-name="P1"><text:span text:style-name="T173">shweta.axfone@gmail.com</text:span></text:p>
      <text:p text:style-name="P1"><text:span text:style-name="T173">Axfone123</text:span></text:p>
      <text:p text:style-name="P1"><text:span text:style-name="T174"/></text:p>
      <text:p text:style-name="P1"><text:span text:style-name="T174"/></text:p>
      <text:p text:style-name="P1"><text:span text:style-name="T175">!bFXky*W<text:s text:c="8"/>client</text:span></text:p>
      <text:p text:style-name="P1"><text:span text:style-name="T175"><text:s/>eU7esFD%<text:s text:c="8"/>admin</text:span></text:p>
      <text:p text:style-name="P1"><text:span text:style-name="T175">VhP!I?ri<text:s text:c="12"/>client2 varsha.axfone</text:span></text:p>
      <text:p text:style-name="P1"><text:span text:style-name="T175">#0GRlAmt<text:s text:c="3"/>c3<text:s text:c="3"/>desai@clever</text:span></text:p>
      <text:p text:style-name="P1"><text:span text:style-name="T176"/></text:p>
      <text:p text:style-name="P1"><text:span text:style-name="T177">varsha95<text:s text:c="2"/>desaivarsha95</text:span></text:p>
      <text:p text:style-name="P1"><text:span text:style-name="T178"/></text:p>
      <text:p text:style-name="P1"><text:span text:style-name="T179">tomas@axfone.eu</text:span></text:p>
      <text:p text:style-name="P1"><text:span text:style-name="T179">5rmBfKwC8w</text:span></text:p>
      <text:p text:style-name="P1"><text:span text:style-name="T180"/></text:p>
      <text:p text:style-name="P1"><text:span text:style-name="T180"/></text:p>
      <text:p text:style-name="P1"><text:span text:style-name="T181">coinhub@coinhub.cz</text:span></text:p>
      <text:p text:style-name="P1"><text:span text:style-name="T181">psw: eU7esFD%</text:span></text:p>
      <text:p text:style-name="P1"><text:span text:style-name="T182"/></text:p>
      <text:p text:style-name="P1"><text:span text:style-name="T183">Email : kwj25451@eoopy.com</text:span></text:p>
      <text:p text:style-name="P1"><text:span text:style-name="T183">Heslo : Ixau8inJ<text:s text:c="2"/>varsha</text:span></text:p>
      <text:p text:style-name="P1"><text:span text:style-name="T184"/></text:p>
      <text:p text:style-name="P1"><text:span text:style-name="T185">Email : sns54138@bcaoo.com</text:span></text:p>
      <text:p text:style-name="P1"><text:span text:style-name="T185">Heslo : ZgtiJ?WE</text:span></text:p>
      <text:p text:style-name="P1"><text:span text:style-name="T186"/></text:p>
      <text:p text:style-name="P1"><text:span text:style-name="T187">vsd_1316@rediffmailmail.com</text:span></text:p>
      <text:p text:style-name="P1"><text:span text:style-name="T187">varsha95<text:s text:c="2"/>coinhub</text:span></text:p>
      <text:p text:style-name="P1"><text:span text:style-name="T188"/></text:p>
      <text:p text:style-name="P1"><text:span text:style-name="T188"/></text:p>
      <text:p text:style-name="P1"><text:span text:style-name="T189">vsd_1316@rediffmail.com</text:span></text:p>
      <text:p text:style-name="P1"><text:span text:style-name="T189">8#2.MaUx54</text:span></text:p>
      <text:p text:style-name="P1"><text:span text:style-name="T190"/></text:p>
      <text:p text:style-name="P1"><text:span text:style-name="T190"/></text:p>
      <text:p text:style-name="P1"><text:span text:style-name="T190"/></text:p>
      <text:p text:style-name="P1"><text:span text:style-name="T191">Note3</text:span></text:p>
      <text:p text:style-name="P1"><text:span text:style-name="T192"/></text:p>
      <text:p text:style-name="P1"><text:span text:style-name="T193">trew][poiuyW=+98\][+65</text:span></text:p>
      <text:p text:style-name="P1"><text:span text:style-name="T193">';+5</text:span></text:p>
      <text:p text:style-name="P1"><text:span text:style-name="T193">';LKJHFEmail:</text:span></text:p>
      <text:p text:style-name="P1"><text:span text:style-name="T193">Imap / Smtp / Webmail: axfone-mail-1.axfone.eu</text:span></text:p>
      <text:p text:style-name="P1"><text:span text:style-name="T193">Username: desai@clever4up.com</text:span></text:p>
      <text:p text:style-name="P1"><text:span text:style-name="T193">Password: l52Jtfivks</text:span></text:p>
      <text:p text:style-name="P1"><text:span text:style-name="T193">App: Thundebird</text:span></text:p>
      <text:p text:style-name="P1"><text:span text:style-name="T194"/></text:p>
      <text:p text:style-name="P1"><text:span text:style-name="T195">Click - internal groupware and task manager:</text:span></text:p>
      <text:p text:style-name="P1"><text:span text:style-name="T195">URL:<text:s/></text:span><text:a xlink:href="https://click.axfone.eu/"><text:span text:style-name="T196">https://click.axfone.eu/</text:span></text:a><text:span text:style-name="T197"/></text:p>
      <text:p text:style-name="P1"><text:span text:style-name="T197">Username: desai</text:span></text:p>
      <text:p text:style-name="P1"><text:span text:style-name="T197">Password: l52Jtfivks</text:span></text:p>
      <text:p text:style-name="P1"><text:span text:style-name="T198"/></text:p>
      <text:p text:style-name="P1"><text:span text:style-name="T199">Gitlab:</text:span></text:p>
      <text:p text:style-name="P1"><text:span text:style-name="T199">URl:<text:s/></text:span><text:a xlink:href="https://gitlab.axfone.eu/"><text:span text:style-name="T200">https://gitlab.axfone.eu/</text:span></text:a><text:span text:style-name="T201"/></text:p>
      <text:p text:style-name="P1"><text:span text:style-name="T201">Username: desai<text:s text:c="3"/>desai@123</text:span></text:p>
      <text:p text:style-name="P1"><text:span text:style-name="T201">Password: link to set up your password is pending in your mailbox</text:span></text:p>
      <text:p text:style-name="P1"><text:span text:style-name="T202"/></text:p>
      <text:p text:style-name="P1"><text:span text:style-name="T203">youngstar</text:span></text:p>
      <text:p text:style-name="P1"><text:span text:style-name="T203">Rocket Chat:</text:span></text:p>
      <text:p text:style-name="P1"><text:span text:style-name="T203">Server:<text:s/></text:span><text:a xlink:href="https://rc.axfone.eu/"><text:span text:style-name="T204">https://rc.axfone.eu/</text:span></text:a><text:span text:style-name="T205"/></text:p>
      <text:p text:style-name="P1"><text:span text:style-name="T205">Username: desai</text:span></text:p>
      <text:p text:style-name="P1"><text:span text:style-name="T205">Password: l52Jtfivks</text:span></text:p>
      <text:p text:style-name="P1"><text:span text:style-name="T205">Download apps:<text:s/></text:span><text:a xlink:href="https://rocket.chat/install"><text:span text:style-name="T206">https://rocket.chat/install</text:span></text:a><text:span text:style-name="T207"/></text:p>
      <text:p text:style-name="P1"><text:span text:style-name="T208"/></text:p>
      <text:p text:style-name="P1"><text:span text:style-name="T209">Saucelab credentials</text:span></text:p>
      <text:p text:style-name="P1"><text:span text:style-name="T209">Desai_123.</text:span></text:p>
      <text:p text:style-name="P1"><text:span text:style-name="T209">youngstar@1210</text:span></text:p>
      <text:p text:style-name="P1"><text:span text:style-name="T210"/></text:p>
      <text:p text:style-name="P1"><text:span text:style-name="T210"/></text:p>
      <text:p text:style-name="P1"><text:span text:style-name="T211">vsd_1210@rediffmail.com<text:s text:c="2"/>Shivansh@25</text:span></text:p>
      <text:p text:style-name="P1"><text:span text:style-name="T211">vsd_12@rediffmail.com<text:s text:c="12"/>kNKsqeFU</text:span></text:p>
      <text:p text:style-name="P1"><text:span text:style-name="T211">Shivansh@25</text:span></text:p>
      <text:p text:style-name="P1"><text:span text:style-name="T211">test.niti01@gmail.co</text:span></text:p>
      <text:p text:style-name="P1"><text:span text:style-name="T211">Shivansh@25</text:span></text:p>
      <text:p text:style-name="P1"><text:span text:style-name="T211">testvar9@gmail.com<text:s text:c="3"/></text:span><text:a xlink:href="mailto:Shivansh@25"><text:span text:style-name="T213">Shivansh@25</text:span></text:a><text:span text:style-name="T214"/></text:p>
      <text:p text:style-name="P1"><text:span text:style-name="T214"/></text:p>
      <text:p text:style-name="P1"><text:span text:style-name="T215">Note4</text:span></text:p>
      <text:p text:style-name="P1"><text:span text:style-name="T216"/></text:p>
      <text:p text:style-name="P1"><text:span text:style-name="T217">axfone123</text:span></text:p>
      <text:p text:style-name="P1"><text:span text:style-name="T218">arati.axfone</text:span></text:p>
      <text:p text:style-name="P1"><text:span text:style-name="T219"/></text:p>
      <text:p text:style-name="P1"><text:span text:style-name="T220">varsha_123</text:span></text:p>
      <text:p text:style-name="P1"><text:span text:style-name="T220">8JjUvEkm</text:span></text:p>
      <text:p text:style-name="P1"><text:span text:style-name="T221"/></text:p>
      <text:p text:style-name="P1"><text:span text:style-name="T222">priyanka_123</text:span></text:p>
      <text:p text:style-name="P1"><text:span text:style-name="T222">t}nf!RIN</text:span></text:p>
      <text:p text:style-name="P1"><text:span text:style-name="T223"/></text:p>
      <text:p text:style-name="P1"><text:span text:style-name="T224">Admin2_123</text:span></text:p>
      <text:p text:style-name="P1"><text:span text:style-name="T224">o3FqFtp5</text:span></text:p>
      <text:p text:style-name="P1"><text:span text:style-name="T225"/></text:p>
      <text:p text:style-name="P1"><text:span text:style-name="T226">desai_456 saucelabs</text:span></text:p>
      <text:p text:style-name="P1"><text:span text:style-name="T226">Varsha@##7474 varsha.axfonegmail</text:span></text:p>
      <text:p text:style-name="P1"><text:span text:style-name="T2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